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932cm" fo:margin-left="9.453cm" fo:margin-right="0.215cm" table:align="margins" style:writing-mode="lr-tb"/>
    </style:style>
    <style:style style:name="Table1.A" style:family="table-column">
      <style:table-column-properties style:column-width="6.932cm" style:rel-column-width="3930*"/>
    </style:style>
    <style:style style:name="Table1.1" style:family="table-row">
      <style:table-row-properties style:min-row-height="2.725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101cm"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6.985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 style:master-page-name="First_20_Page">
      <style:paragraph-properties fo:text-align="justify" style:justify-single-word="false" style:page-number="auto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<text:span text:style-name="T2">%=NSS=%<text:tab/>:<text:tab/></text:span><text:span text:style-name="T2">%=NUMERO_NSS=%</text:span></text:p>
      <text:p text:style-name="P4"><text:span text:style-name="T2">%=NOM=%<text:tab/>:<text:tab/></text:span><text:span text:style-name="T2">%=BENEFICIAIRE=%</text:span></text:p>
      <text:p text:style-name="P2"/>
      <text:p text:style-name="P2"/>
      <text:p text:style-name="P2"/>
      <text:p text:style-name="P2"/>
      <text:p text:style-name="P3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%=ADRESSE_CAISSE=%</text:p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%=BORDEREAU=%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c0c0c0" style:font-name="Tahoma" fo:font-size="10pt" fo:language="fr" fo:country="FR" style:font-name-asian="Times New Roman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3" style:family="text">
      <style:text-properties fo:color="#ff000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999">
        <style:list-level-properties text:min-label-width="3.069cm"/>
      </text:list-level-style-number>
      <text:list-level-style-number text:level="2" style:num-format="1" text:start-value="9999" text:display-levels="2">
        <style:list-level-properties text:min-label-width="3.069cm"/>
      </text:list-level-style-number>
      <text:list-level-style-number text:level="3" style:num-format="1" text:start-value="9999" text:display-levels="3">
        <style:list-level-properties text:min-label-width="3.069cm"/>
      </text:list-level-style-number>
      <text:list-level-style-number text:level="4" text:style-name="WW8Num1z3" style:num-format="1" text:start-value="99" text:display-levels="4">
        <style:list-level-properties text:min-label-width="3.069cm"/>
      </text:list-level-style-number>
      <text:list-level-style-number text:level="5" style:num-format="1" text:display-levels="5">
        <style:list-level-properties text:min-label-width="3.069cm"/>
      </text:list-level-style-number>
      <text:list-level-style-number text:level="6" style:num-format="1" text:display-levels="6">
        <style:list-level-properties text:min-label-width="3.069cm"/>
      </text:list-level-style-number>
      <text:list-level-style-number text:level="7" style:num-format="1" text:display-levels="7">
        <style:list-level-properties text:min-label-width="3.069cm"/>
      </text:list-level-style-number>
      <text:list-level-style-number text:level="8" style:num-format="1" text:display-levels="8">
        <style:list-level-properties text:min-label-width="3.069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000000"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1cm" fo:margin-bottom="1.681cm" fo:margin-left="2cm" fo:margin-right="1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01cm" fo:margin-bottom="1.499cm" fo:margin-left="2.401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Cette décision comporte </text:span><text:span text:style-name="Page_20_Number"><text:span text:style-name="MT1"><text:page-count style:num-format="1">1</text:page-count></text:span></text:span><text:span text:style-name="Page_20_Number"><text:span text:style-name="MT1"> pages</text:span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SS</dc:title>
    <meta:initial-creator>Sylvain FROIDEVAUX</meta:initial-creator>
    <meta:creation-date>2010-03-09T09:17:00</meta:creation-date>
    <dc:date>2014-07-31T14:48:02.63</dc:date>
    <meta:print-date>2010-04-20T07:33:00</meta:print-date>
    <meta:editing-cycles>23</meta:editing-cycles>
    <meta:editing-duration>PT1H15S</meta:editing-duration>
    <meta:document-statistic meta:table-count="1" meta:image-count="0" meta:object-count="0" meta:page-count="1" meta:paragraph-count="5" meta:word-count="13" meta:character-count="112"/>
    <meta:user-defined meta:name="Info 1"/>
    <meta:user-defined meta:name="Info 2"/>
    <meta:user-defined meta:name="Info 3"/>
    <meta:user-defined meta:name="Info 4"/>
  </office:meta>
</office:document-meta>
</file>